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3">%#include AL/CCVD/protocoles/infoProtocole#%</text:p>
        <text:p text:style-name="P3">%#include AL/CCVD/protocoles/compensation/infoProtocoleCompensation#%</text:p>
        <text:p text:style-name="P3"/>
      </text:section>
      <text:p text:style-name="P3">%#include AL/CCVD/protocoles/compensation/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37:54.92</dc:date>
    <meta:editing-cycles>57</meta:editing-cycles>
    <meta:editing-duration>PT49M19S</meta:editing-duration>
    <meta:document-statistic meta:table-count="0" meta:image-count="0" meta:object-count="0" meta:page-count="1" meta:paragraph-count="5" meta:word-count="9" meta:character-count="201"/>
    <meta:user-defined meta:name="Info 1"/>
    <meta:user-defined meta:name="Info 2"/>
    <meta:user-defined meta:name="Info 3"/>
    <meta:user-defined meta:name="Info 4"/>
  </office:meta>
</office:document-meta>
</file>